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5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weight="bold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lace With Product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Given an array <text:bookmark text:name="MathJax-Element-1-Frame"/><text:bookmark text:name="MathJax-Span-1"/><text:bookmark text:name="MathJax-Span-2"/><text:bookmark text:name="MathJax-Span-3"/><text:span text:style-name="T2">a</text:span><text:span text:style-name="T4">�</text:span> of <text:bookmark text:name="MathJax-Element-2-Frame"/><text:bookmark text:name="MathJax-Span-4"/><text:bookmark text:name="MathJax-Span-5"/><text:bookmark text:name="MathJax-Span-6"/><text:span text:style-name="T2">n</text:span><text:span text:style-name="T4">�</text:span> positive integers. You need to perform the following operation <text:span text:style-name="T1">exactly</text:span> once:</text:p>
      <text:list xml:id="list2182383187" text:style-name="L1">
        <text:list-item>
          <text:p text:style-name="P10">Choose <text:bookmark text:name="MathJax-Element-3-Frame"/><text:bookmark text:name="MathJax-Span-7"/><text:bookmark text:name="MathJax-Span-8"/><text:bookmark text:name="MathJax-Span-9"/><text:span text:style-name="T5">2</text:span><text:span text:style-name="T4">2</text:span> integers <text:bookmark text:name="MathJax-Element-4-Frame"/><text:bookmark text:name="MathJax-Span-10"/><text:bookmark text:name="MathJax-Span-11"/><text:bookmark text:name="MathJax-Span-12"/><text:span text:style-name="T2">l</text:span><text:span text:style-name="T4">�</text:span> and <text:bookmark text:name="MathJax-Element-5-Frame"/><text:bookmark text:name="MathJax-Span-13"/><text:bookmark text:name="MathJax-Span-14"/><text:bookmark text:name="MathJax-Span-15"/><text:span text:style-name="T2">r</text:span><text:span text:style-name="T4">�</text:span> (<text:bookmark text:name="MathJax-Element-6-Frame"/><text:bookmark text:name="MathJax-Span-16"/><text:bookmark text:name="MathJax-Span-17"/><text:bookmark text:name="MathJax-Span-18"/><text:span text:style-name="T5">1</text:span><text:bookmark text:name="MathJax-Span-19"/><text:span text:style-name="T7">≤</text:span><text:bookmark text:name="MathJax-Span-20"/><text:span text:style-name="T2">l</text:span><text:bookmark text:name="MathJax-Span-21"/><text:span text:style-name="T7">≤</text:span><text:bookmark text:name="MathJax-Span-22"/><text:span text:style-name="T2">r</text:span><text:bookmark text:name="MathJax-Span-23"/><text:span text:style-name="T7">≤</text:span><text:bookmark text:name="MathJax-Span-24"/><text:span text:style-name="T2">n</text:span><text:span text:style-name="T4">1≤�≤�≤�</text:span>) and replace the subarray <text:bookmark text:name="MathJax-Element-7-Frame"/><text:bookmark text:name="MathJax-Span-25"/><text:bookmark text:name="MathJax-Span-26"/><text:bookmark text:name="MathJax-Span-27"/><text:span text:style-name="T2">a</text:span><text:bookmark text:name="MathJax-Span-28"/><text:span text:style-name="T5">[</text:span><text:bookmark text:name="MathJax-Span-29"/><text:span text:style-name="T2">l</text:span><text:bookmark text:name="MathJax-Span-30"/><text:span text:style-name="T7">…</text:span><text:bookmark text:name="MathJax-Span-31"/><text:span text:style-name="T2">r</text:span><text:bookmark text:name="MathJax-Span-32"/><text:span text:style-name="T5">]</text:span><text:span text:style-name="T4">�[�…�]</text:span> with the single element: the product of all elements in the subarray <text:bookmark text:name="MathJax-Element-8-Frame"/><text:bookmark text:name="MathJax-Span-33"/><text:bookmark text:name="MathJax-Span-34"/><text:bookmark text:name="MathJax-Span-35"/><text:span text:style-name="T5">(</text:span><text:bookmark text:name="MathJax-Span-36"/><text:bookmark text:name="MathJax-Span-37"/><text:span text:style-name="T2">a</text:span><text:bookmark text:name="MathJax-Span-38"/><text:span text:style-name="T3">l</text:span><text:bookmark text:name="MathJax-Span-39"/><text:span text:style-name="T7">⋅</text:span><text:bookmark text:name="MathJax-Span-40"/><text:span text:style-name="T7">…</text:span><text:bookmark text:name="MathJax-Span-41"/><text:span text:style-name="T7">⋅</text:span><text:bookmark text:name="MathJax-Span-42"/><text:bookmark text:name="MathJax-Span-43"/><text:span text:style-name="T2">a</text:span><text:bookmark text:name="MathJax-Span-44"/><text:span text:style-name="T3">r</text:span><text:bookmark text:name="MathJax-Span-45"/><text:span text:style-name="T5">)</text:span><text:span text:style-name="T4">(��⋅…⋅��)</text:span>.</text:p>
        </text:list-item>
      </text:list>
      <text:p text:style-name="P9">For example, if an operation with parameters <text:bookmark text:name="MathJax-Element-9-Frame"/><text:bookmark text:name="MathJax-Span-46"/><text:bookmark text:name="MathJax-Span-47"/><text:bookmark text:name="MathJax-Span-48"/><text:span text:style-name="T2">l</text:span><text:bookmark text:name="MathJax-Span-49"/><text:span text:style-name="T5">=</text:span><text:bookmark text:name="MathJax-Span-50"/><text:span text:style-name="T5">2</text:span><text:bookmark text:name="MathJax-Span-51"/><text:span text:style-name="T5">,</text:span><text:bookmark text:name="MathJax-Span-52"/><text:span text:style-name="T2">r</text:span><text:bookmark text:name="MathJax-Span-53"/><text:span text:style-name="T5">=</text:span><text:bookmark text:name="MathJax-Span-54"/><text:span text:style-name="T5">4</text:span><text:span text:style-name="T4">�=2,�=4</text:span> is applied to the array <text:bookmark text:name="MathJax-Element-10-Frame"/><text:bookmark text:name="MathJax-Span-55"/><text:bookmark text:name="MathJax-Span-56"/><text:bookmark text:name="MathJax-Span-57"/><text:span text:style-name="T5">[</text:span><text:bookmark text:name="MathJax-Span-58"/><text:span text:style-name="T5">5</text:span><text:bookmark text:name="MathJax-Span-59"/><text:span text:style-name="T5">,</text:span><text:bookmark text:name="MathJax-Span-60"/><text:span text:style-name="T5">4</text:span><text:bookmark text:name="MathJax-Span-61"/><text:span text:style-name="T5">,</text:span><text:bookmark text:name="MathJax-Span-62"/><text:span text:style-name="T5">3</text:span><text:bookmark text:name="MathJax-Span-63"/><text:span text:style-name="T5">,</text:span><text:bookmark text:name="MathJax-Span-64"/><text:span text:style-name="T5">2</text:span><text:bookmark text:name="MathJax-Span-65"/><text:span text:style-name="T5">,</text:span><text:bookmark text:name="MathJax-Span-66"/><text:span text:style-name="T5">1</text:span><text:bookmark text:name="MathJax-Span-67"/><text:span text:style-name="T5">]</text:span><text:span text:style-name="T4">[5,4,3,2,1]</text:span>, the array will turn into <text:bookmark text:name="MathJax-Element-11-Frame"/><text:bookmark text:name="MathJax-Span-68"/><text:bookmark text:name="MathJax-Span-69"/><text:bookmark text:name="MathJax-Span-70"/><text:span text:style-name="T5">[</text:span><text:bookmark text:name="MathJax-Span-71"/><text:span text:style-name="T5">5</text:span><text:bookmark text:name="MathJax-Span-72"/><text:span text:style-name="T5">,</text:span><text:bookmark text:name="MathJax-Span-73"/><text:span text:style-name="T5">24</text:span><text:bookmark text:name="MathJax-Span-74"/><text:span text:style-name="T5">,</text:span><text:bookmark text:name="MathJax-Span-75"/><text:span text:style-name="T5">1</text:span><text:bookmark text:name="MathJax-Span-76"/><text:span text:style-name="T5">]</text:span><text:span text:style-name="T4">[5,24,1]</text:span>.</text:p>
      <text:p text:style-name="P11">Your task is to maximize the sum of the array after applying this operation. Find the optimal subarray to apply this operation.</text:p>
      <text:p text:style-name="P13">Input</text:p>
      <text:p text:style-name="P9">Each test consists of multiple test cases. The first line contains a single integer <text:bookmark text:name="MathJax-Element-12-Frame"/><text:bookmark text:name="MathJax-Span-77"/><text:bookmark text:name="MathJax-Span-78"/><text:bookmark text:name="MathJax-Span-79"/><text:span text:style-name="T2">t</text:span><text:span text:style-name="T4">�</text:span> (<text:bookmark text:name="MathJax-Element-13-Frame"/><text:bookmark text:name="MathJax-Span-80"/><text:bookmark text:name="MathJax-Span-81"/><text:bookmark text:name="MathJax-Span-82"/><text:span text:style-name="T5">1</text:span><text:bookmark text:name="MathJax-Span-83"/><text:span text:style-name="T7">≤</text:span><text:bookmark text:name="MathJax-Span-84"/><text:span text:style-name="T2">t</text:span><text:bookmark text:name="MathJax-Span-85"/><text:span text:style-name="T7">≤</text:span><text:bookmark text:name="MathJax-Span-86"/><text:bookmark text:name="MathJax-Span-87"/><text:span text:style-name="T5">10</text:span><text:bookmark text:name="MathJax-Span-88"/><text:span text:style-name="T6">4</text:span><text:span text:style-name="T4">1≤�≤104</text:span>) — the number of test cases. This is followed by the description of the test cases.</text:p>
      <text:p text:style-name="P9">The first line of each test case contains a single number <text:bookmark text:name="MathJax-Element-14-Frame"/><text:bookmark text:name="MathJax-Span-89"/><text:bookmark text:name="MathJax-Span-90"/><text:bookmark text:name="MathJax-Span-91"/><text:span text:style-name="T2">n</text:span><text:span text:style-name="T4">�</text:span> (<text:bookmark text:name="MathJax-Element-15-Frame"/><text:bookmark text:name="MathJax-Span-92"/><text:bookmark text:name="MathJax-Span-93"/><text:bookmark text:name="MathJax-Span-94"/><text:span text:style-name="T5">1</text:span><text:bookmark text:name="MathJax-Span-95"/><text:span text:style-name="T7">≤</text:span><text:bookmark text:name="MathJax-Span-96"/><text:span text:style-name="T2">n</text:span><text:bookmark text:name="MathJax-Span-97"/><text:span text:style-name="T7">≤</text:span><text:bookmark text:name="MathJax-Span-98"/><text:span text:style-name="T5">2</text:span><text:bookmark text:name="MathJax-Span-99"/><text:span text:style-name="T7">⋅</text:span><text:bookmark text:name="MathJax-Span-100"/><text:bookmark text:name="MathJax-Span-101"/><text:span text:style-name="T5">10</text:span><text:bookmark text:name="MathJax-Span-102"/><text:span text:style-name="T6">5</text:span><text:span text:style-name="T4">1≤�≤2⋅105</text:span>) — the length of the array <text:bookmark text:name="MathJax-Element-16-Frame"/><text:bookmark text:name="MathJax-Span-103"/><text:bookmark text:name="MathJax-Span-104"/><text:bookmark text:name="MathJax-Span-105"/><text:span text:style-name="T2">a</text:span><text:span text:style-name="T4">�</text:span>.</text:p>
      <text:p text:style-name="P9">The second line of each test case contains <text:bookmark text:name="MathJax-Element-17-Frame"/><text:bookmark text:name="MathJax-Span-106"/><text:bookmark text:name="MathJax-Span-107"/><text:bookmark text:name="MathJax-Span-108"/><text:span text:style-name="T2">n</text:span><text:span text:style-name="T4">�</text:span> integers <text:bookmark text:name="MathJax-Element-18-Frame"/><text:bookmark text:name="MathJax-Span-109"/><text:bookmark text:name="MathJax-Span-110"/><text:bookmark text:name="MathJax-Span-111"/><text:bookmark text:name="MathJax-Span-112"/><text:span text:style-name="T2">a</text:span><text:bookmark text:name="MathJax-Span-113"/><text:span text:style-name="T6">1</text:span><text:bookmark text:name="MathJax-Span-114"/><text:span text:style-name="T5">,</text:span><text:bookmark text:name="MathJax-Span-115"/><text:bookmark text:name="MathJax-Span-116"/><text:span text:style-name="T2">a</text:span><text:bookmark text:name="MathJax-Span-117"/><text:span text:style-name="T6">2</text:span><text:bookmark text:name="MathJax-Span-118"/><text:span text:style-name="T5">,</text:span><text:bookmark text:name="MathJax-Span-119"/><text:span text:style-name="T7">…</text:span><text:bookmark text:name="MathJax-Span-120"/><text:span text:style-name="T5">,</text:span><text:bookmark text:name="MathJax-Span-121"/><text:bookmark text:name="MathJax-Span-122"/><text:span text:style-name="T2">a</text:span><text:bookmark text:name="MathJax-Span-123"/><text:span text:style-name="T3">n</text:span><text:span text:style-name="T4">�1,�2,…,��</text:span> (<text:bookmark text:name="MathJax-Element-19-Frame"/><text:bookmark text:name="MathJax-Span-124"/><text:bookmark text:name="MathJax-Span-125"/><text:bookmark text:name="MathJax-Span-126"/><text:span text:style-name="T5">1</text:span><text:bookmark text:name="MathJax-Span-127"/><text:span text:style-name="T7">≤</text:span><text:bookmark text:name="MathJax-Span-128"/><text:bookmark text:name="MathJax-Span-129"/><text:span text:style-name="T2">a</text:span><text:bookmark text:name="MathJax-Span-130"/><text:span text:style-name="T3">i</text:span><text:bookmark text:name="MathJax-Span-131"/><text:span text:style-name="T7">≤</text:span><text:bookmark text:name="MathJax-Span-132"/><text:bookmark text:name="MathJax-Span-133"/><text:span text:style-name="T5">10</text:span><text:bookmark text:name="MathJax-Span-134"/><text:span text:style-name="T6">9</text:span><text:span text:style-name="T4">1≤��≤109</text:span>).</text:p>
      <text:p text:style-name="P9">It is guaranteed that the sum of the values of <text:bookmark text:name="MathJax-Element-20-Frame"/><text:bookmark text:name="MathJax-Span-135"/><text:bookmark text:name="MathJax-Span-136"/><text:bookmark text:name="MathJax-Span-137"/><text:span text:style-name="T2">n</text:span><text:span text:style-name="T4">�</text:span> for all test cases does not exceed <text:bookmark text:name="MathJax-Element-21-Frame"/><text:bookmark text:name="MathJax-Span-138"/><text:bookmark text:name="MathJax-Span-139"/><text:bookmark text:name="MathJax-Span-140"/><text:span text:style-name="T5">2</text:span><text:bookmark text:name="MathJax-Span-141"/><text:span text:style-name="T7">⋅</text:span><text:bookmark text:name="MathJax-Span-142"/><text:bookmark text:name="MathJax-Span-143"/><text:span text:style-name="T5">10</text:span><text:bookmark text:name="MathJax-Span-144"/><text:span text:style-name="T6">5</text:span><text:span text:style-name="T4">2⋅105</text:span>.</text:p>
      <text:p text:style-name="P13">Output</text:p>
      <text:p text:style-name="P9">For each test case, output <text:bookmark text:name="MathJax-Element-22-Frame"/><text:bookmark text:name="MathJax-Span-145"/><text:bookmark text:name="MathJax-Span-146"/><text:bookmark text:name="MathJax-Span-147"/><text:span text:style-name="T5">2</text:span><text:span text:style-name="T4">2</text:span> integers <text:bookmark text:name="MathJax-Element-23-Frame"/><text:bookmark text:name="MathJax-Span-148"/><text:bookmark text:name="MathJax-Span-149"/><text:bookmark text:name="MathJax-Span-150"/><text:span text:style-name="T2">l</text:span><text:span text:style-name="T4">�</text:span> and <text:bookmark text:name="MathJax-Element-24-Frame"/><text:bookmark text:name="MathJax-Span-151"/><text:bookmark text:name="MathJax-Span-152"/><text:bookmark text:name="MathJax-Span-153"/><text:span text:style-name="T2">r</text:span><text:span text:style-name="T4">�</text:span> (<text:bookmark text:name="MathJax-Element-25-Frame"/><text:bookmark text:name="MathJax-Span-154"/><text:bookmark text:name="MathJax-Span-155"/><text:bookmark text:name="MathJax-Span-156"/><text:span text:style-name="T5">1</text:span><text:bookmark text:name="MathJax-Span-157"/><text:span text:style-name="T7">≤</text:span><text:bookmark text:name="MathJax-Span-158"/><text:span text:style-name="T2">l</text:span><text:bookmark text:name="MathJax-Span-159"/><text:span text:style-name="T7">≤</text:span><text:bookmark text:name="MathJax-Span-160"/><text:span text:style-name="T2">r</text:span><text:bookmark text:name="MathJax-Span-161"/><text:span text:style-name="T7">≤</text:span><text:bookmark text:name="MathJax-Span-162"/><text:span text:style-name="T2">n</text:span><text:span text:style-name="T4">1≤�≤�≤�</text:span>) — the boundaries of the subarray to be replaced with the product.</text:p>
      <text:p text:style-name="P11">If there are multiple solutions, output any of them.</text:p>
      <text:p text:style-name="P12">Example</text:p>
      <text:p text:style-name="P14">input</text:p>
      <text:section text:style-name="Sect1" text:name="id005195712382493392">
        <text:p text:style-name="P15">Copy</text:p>
      </text:section>
      <text:p text:style-name="P1"><text:bookmark text:name="id0038921919394692406"/>9</text:p>
      <text:p text:style-name="P4">4</text:p>
      <text:p text:style-name="P4">1 3 1 3</text:p>
      <text:p text:style-name="P1">4</text:p>
      <text:p text:style-name="P1">1 1 2 3</text:p>
      <text:p text:style-name="P4">5</text:p>
      <text:p text:style-name="P4">1 1 1 1 1</text:p>
      <text:p text:style-name="P1">5</text:p>
      <text:p text:style-name="P1">10 1 10 1 10</text:p>
      <text:p text:style-name="P4">1</text:p>
      <text:p text:style-name="P4">1</text:p>
      <text:p text:style-name="P1">2</text:p>
      <text:p text:style-name="P1">2 2</text:p>
      <text:p text:style-name="P4">3</text:p>
      <text:p text:style-name="P4">2 1 2</text:p>
      <text:p text:style-name="P1">4</text:p>
      <text:p text:style-name="P1">2 1 1 3</text:p>
      <text:p text:style-name="P4">6</text:p>
      <text:p text:style-name="P4">2 1 2 1 1 3</text:p>
      <text:p text:style-name="P14">output</text:p>
      <text:section text:style-name="Sect1" text:name="id003690051338654714">
        <text:p text:style-name="P15">Copy</text:p>
      </text:section>
      <text:p text:style-name="P2"><text:bookmark text:name="id006892782854078607"/>2 4</text:p>
      <text:p text:style-name="P3">3 4</text:p>
      <text:p text:style-name="P3">1 1</text:p>
      <text:p text:style-name="P3">1 5</text:p>
      <text:p text:style-name="P3">1 1</text:p>
      <text:p text:style-name="P3">1 2</text:p>
      <text:p text:style-name="P3">2 2</text:p>
      <text:p text:style-name="P3">4 4</text:p>
      <text:p text:style-name="P3">1 6</text:p>
      <text:p text:style-name="P13">Note</text:p>
      <text:p text:style-name="P9">In the first test case, after applying the operation with parameters <text:bookmark text:name="MathJax-Element-26-Frame"/><text:bookmark text:name="MathJax-Span-163"/><text:bookmark text:name="MathJax-Span-164"/><text:bookmark text:name="MathJax-Span-165"/><text:span text:style-name="T2">l</text:span><text:bookmark text:name="MathJax-Span-166"/><text:span text:style-name="T5">=</text:span><text:bookmark text:name="MathJax-Span-167"/><text:span text:style-name="T5">2</text:span><text:bookmark text:name="MathJax-Span-168"/><text:span text:style-name="T5">,</text:span><text:bookmark text:name="MathJax-Span-169"/><text:span text:style-name="T2">r</text:span><text:bookmark text:name="MathJax-Span-170"/><text:span text:style-name="T5">=</text:span><text:bookmark text:name="MathJax-Span-171"/><text:span text:style-name="T5">4</text:span><text:span text:style-name="T4">�=2,�=4</text:span>, the array <text:bookmark text:name="MathJax-Element-27-Frame"/><text:bookmark text:name="MathJax-Span-172"/><text:bookmark text:name="MathJax-Span-173"/><text:bookmark text:name="MathJax-Span-174"/><text:span text:style-name="T5">[</text:span><text:bookmark text:name="MathJax-Span-175"/><text:span text:style-name="T5">1</text:span><text:bookmark text:name="MathJax-Span-176"/><text:span text:style-name="T5">,</text:span><text:bookmark text:name="MathJax-Span-177"/><text:span text:style-name="T5">3</text:span><text:bookmark text:name="MathJax-Span-178"/><text:span text:style-name="T5">,</text:span><text:bookmark text:name="MathJax-Span-179"/><text:span text:style-name="T5">1</text:span><text:bookmark text:name="MathJax-Span-180"/><text:span text:style-name="T5">,</text:span><text:bookmark text:name="MathJax-Span-181"/><text:span text:style-name="T5">3</text:span><text:bookmark text:name="MathJax-Span-182"/><text:span text:style-name="T5">]</text:span><text:span text:style-name="T4">[1,3,1,3]</text:span> turns into <text:bookmark text:name="MathJax-Element-28-Frame"/><text:bookmark text:name="MathJax-Span-183"/><text:bookmark text:name="MathJax-Span-184"/><text:bookmark text:name="MathJax-Span-185"/><text:span text:style-name="T5">[</text:span><text:bookmark text:name="MathJax-Span-186"/><text:span text:style-name="T5">1</text:span><text:bookmark text:name="MathJax-Span-187"/><text:span text:style-name="T5">,</text:span><text:bookmark text:name="MathJax-Span-188"/><text:span text:style-name="T5">9</text:span><text:bookmark text:name="MathJax-Span-189"/><text:span text:style-name="T5">]</text:span><text:span text:style-name="T4">[1,9]</text:span>, with a sum equal to <text:bookmark text:name="MathJax-Element-29-Frame"/><text:bookmark text:name="MathJax-Span-190"/><text:bookmark text:name="MathJax-Span-191"/><text:bookmark text:name="MathJax-Span-192"/><text:span text:style-name="T5">10</text:span><text:span text:style-name="T4">10</text:span>. It is easy to see that by replacing any other segment with a product, the sum will be less than <text:bookmark text:name="MathJax-Element-30-Frame"/><text:bookmark text:name="MathJax-Span-193"/><text:bookmark text:name="MathJax-Span-194"/><text:bookmark text:name="MathJax-Span-195"/><text:span text:style-name="T5">10</text:span><text:span text:style-name="T4">10</text:span>.</text:p>
      <text:p text:style-name="P9"><text:soft-page-break/>In the second test case, after applying the operation with parameters <text:bookmark text:name="MathJax-Element-31-Frame"/><text:bookmark text:name="MathJax-Span-196"/><text:bookmark text:name="MathJax-Span-197"/><text:bookmark text:name="MathJax-Span-198"/><text:span text:style-name="T2">l</text:span><text:bookmark text:name="MathJax-Span-199"/><text:span text:style-name="T5">=</text:span><text:bookmark text:name="MathJax-Span-200"/><text:span text:style-name="T5">3</text:span><text:bookmark text:name="MathJax-Span-201"/><text:span text:style-name="T5">,</text:span><text:bookmark text:name="MathJax-Span-202"/><text:span text:style-name="T2">r</text:span><text:bookmark text:name="MathJax-Span-203"/><text:span text:style-name="T5">=</text:span><text:bookmark text:name="MathJax-Span-204"/><text:span text:style-name="T5">4</text:span><text:span text:style-name="T4">�=3,�=4</text:span>, the array <text:bookmark text:name="MathJax-Element-32-Frame"/><text:bookmark text:name="MathJax-Span-205"/><text:bookmark text:name="MathJax-Span-206"/><text:bookmark text:name="MathJax-Span-207"/><text:span text:style-name="T5">[</text:span><text:bookmark text:name="MathJax-Span-208"/><text:span text:style-name="T5">1</text:span><text:bookmark text:name="MathJax-Span-209"/><text:span text:style-name="T5">,</text:span><text:bookmark text:name="MathJax-Span-210"/><text:span text:style-name="T5">1</text:span><text:bookmark text:name="MathJax-Span-211"/><text:span text:style-name="T5">,</text:span><text:bookmark text:name="MathJax-Span-212"/><text:span text:style-name="T5">2</text:span><text:bookmark text:name="MathJax-Span-213"/><text:span text:style-name="T5">,</text:span><text:bookmark text:name="MathJax-Span-214"/><text:span text:style-name="T5">3</text:span><text:bookmark text:name="MathJax-Span-215"/><text:span text:style-name="T5">]</text:span><text:span text:style-name="T4">[1,1,2,3]</text:span> turns into <text:bookmark text:name="MathJax-Element-33-Frame"/><text:bookmark text:name="MathJax-Span-216"/><text:bookmark text:name="MathJax-Span-217"/><text:bookmark text:name="MathJax-Span-218"/><text:span text:style-name="T5">[</text:span><text:bookmark text:name="MathJax-Span-219"/><text:span text:style-name="T5">1</text:span><text:bookmark text:name="MathJax-Span-220"/><text:span text:style-name="T5">,</text:span><text:bookmark text:name="MathJax-Span-221"/><text:span text:style-name="T5">1</text:span><text:bookmark text:name="MathJax-Span-222"/><text:span text:style-name="T5">,</text:span><text:bookmark text:name="MathJax-Span-223"/><text:span text:style-name="T5">6</text:span><text:bookmark text:name="MathJax-Span-224"/><text:span text:style-name="T5">]</text:span><text:span text:style-name="T4">[1,1,6]</text:span>, with a sum equal to <text:bookmark text:name="MathJax-Element-34-Frame"/><text:bookmark text:name="MathJax-Span-225"/><text:bookmark text:name="MathJax-Span-226"/><text:bookmark text:name="MathJax-Span-227"/><text:span text:style-name="T5">8</text:span><text:span text:style-name="T4">8</text:span>. It is easy to see that by replacing any other segment with a product, the sum will be less than <text:bookmark text:name="MathJax-Element-35-Frame"/><text:bookmark text:name="MathJax-Span-228"/><text:bookmark text:name="MathJax-Span-229"/><text:bookmark text:name="MathJax-Span-230"/><text:span text:style-name="T5">8</text:span><text:span text:style-name="T4">8</text:span>.</text:p>
      <text:p text:style-name="P9">In the third test case, it will be optimal to choose any operation with <text:bookmark text:name="MathJax-Element-36-Frame"/><text:bookmark text:name="MathJax-Span-231"/><text:bookmark text:name="MathJax-Span-232"/><text:bookmark text:name="MathJax-Span-233"/><text:span text:style-name="T2">l</text:span><text:bookmark text:name="MathJax-Span-234"/><text:span text:style-name="T5">=</text:span><text:bookmark text:name="MathJax-Span-235"/><text:span text:style-name="T2">r</text:span><text:span text:style-name="T4">�=�</text:span>, then the sum of the array will remain <text:bookmark text:name="MathJax-Element-37-Frame"/><text:bookmark text:name="MathJax-Span-236"/><text:bookmark text:name="MathJax-Span-237"/><text:bookmark text:name="MathJax-Span-238"/><text:span text:style-name="T5">5</text:span><text:span text:style-name="T4">5</text:span>, and when applying any other operation, the sum of the array will decreas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12:05:11.487000000</dc:date>
    <meta:editing-duration>PT7S</meta:editing-duration>
    <meta:editing-cycles>1</meta:editing-cycles>
    <meta:document-statistic meta:table-count="0" meta:image-count="0" meta:object-count="0" meta:page-count="2" meta:paragraph-count="58" meta:word-count="415" meta:character-count="2207" meta:non-whitespace-character-count="1848"/>
    <meta:generator>LibreOffice/7.2.2.2$Windows_X86_64 LibreOffice_project/02b2acce88a210515b4a5bb2e46cbfb63fe97d56</meta:generator>
  </office:meta>
</office:document-meta>
</file>